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MathJax Main" svg:font-family="'MathJax Main'"/>
    <style:font-face style:name="arial" svg:font-family="arial, verdana, helvetica, sans-serif"/>
    <style:font-face style:name="Atavyros" svg:font-family="Atavyro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72pt" fo:font-weight="bold" style:font-size-asian="72pt" style:font-weight-asian="bold" style:font-size-complex="72pt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tavyros" fo:font-size="72pt" fo:font-weight="bold" style:font-size-asian="72pt" style:font-weight-asian="bold" style:font-size-complex="72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Atavyros" fo:font-size="22pt" fo:font-weight="bold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tavyros" fo:font-size="28pt" fo:font-weight="bold" style:font-size-asian="28pt" style:font-weight-asian="bold" style:font-size-complex="28pt" style:font-weight-complex="bold"/>
    </style:style>
    <style:style style:name="P9" style:family="paragraph" style:parent-style-name="Standard">
      <style:text-properties style:text-position="0% 100%"/>
    </style:style>
    <style:style style:name="P10" style:family="paragraph" style:parent-style-name="Standard">
      <style:text-properties style:text-position="0% 100%" fo:font-weight="bold" style:font-weight-asian="bold" style:font-weight-complex="bold"/>
    </style:style>
    <style:style style:name="P11" style:family="paragraph" style:parent-style-name="Standard">
      <style:text-properties style:text-position="0% 100%" fo:font-weight="normal" style:font-weight-asian="normal" style:font-weight-complex="normal"/>
    </style:style>
    <style:style style:name="P12" style:family="paragraph" style:parent-style-name="Standard">
      <style:text-properties style:text-position="sub 67%"/>
    </style:style>
    <style:style style:name="P13" style:family="paragraph" style:parent-style-name="Standard">
      <style:text-properties style:text-position="sub 58%" fo:font-weight="normal" style:font-weight-asian="normal" style:font-weight-complex="normal"/>
    </style:style>
    <style:style style:name="P14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 style:master-page-name="MP0">
      <style:paragraph-properties fo:text-align="center" style:justify-single-word="false" style:page-number="auto" fo:break-before="page"/>
      <style:text-properties fo:font-size="22pt" fo:font-weight="bold" style:font-size-asian="19.25pt" style:font-weight-asian="bold" style:font-size-complex="22pt" style:font-weight-complex="bold"/>
    </style:style>
    <style:style style:name="P16" style:family="paragraph" style:parent-style-name="Standard">
      <style:text-properties style:text-position="0% 100%"/>
    </style:style>
    <style:style style:name="P17" style:family="paragraph" style:parent-style-name="Standard">
      <style:text-properties style:text-position="0% 100%" fo:font-weight="bold" style:font-weight-asian="bold" style:font-weight-complex="bold"/>
    </style:style>
    <style:style style:name="P18" style:family="paragraph" style:parent-style-name="Standard" style:list-style-name="L1">
      <style:text-properties style:text-position="0% 100%" fo:font-weight="bold" style:font-weight-asian="bold" style:font-weight-complex="bold"/>
    </style:style>
    <style:style style:name="P19" style:family="paragraph" style:parent-style-name="Standard" style:list-style-name="L1">
      <style:text-properties style:text-position="0% 100%" fo:font-weight="bold" style:font-weight-asian="bold" style:font-weight-complex="bold"/>
    </style:style>
    <style:style style:name="P20" style:family="paragraph" style:parent-style-name="Standard" style:list-style-name="L5">
      <style:text-properties style:text-position="0% 100%" fo:font-weight="bold" style:font-weight-asian="bold" style:font-weight-complex="bold"/>
    </style:style>
    <style:style style:name="P21" style:family="paragraph" style:parent-style-name="Standard">
      <style:text-properties style:text-position="0% 100%" fo:font-weight="bold" style:font-weight-asian="bold" style:font-weight-complex="bold"/>
    </style:style>
    <style:style style:name="P22" style:family="paragraph" style:parent-style-name="Standard" style:list-style-name="L8">
      <style:text-properties style:text-position="0% 100%" fo:font-weight="bold" style:font-weight-asian="bold" style:font-weight-complex="bold"/>
    </style:style>
    <style:style style:name="P23" style:family="paragraph" style:parent-style-name="Standard">
      <style:text-properties style:text-position="0% 100%" fo:font-weight="bold" style:font-weight-asian="bold" style:font-weight-complex="bold"/>
    </style:style>
    <style:style style:name="P24" style:family="paragraph" style:parent-style-name="Standard">
      <style:text-properties style:text-position="0% 100%" fo:font-weight="bold" style:font-weight-asian="bold" style:font-weight-complex="bold"/>
    </style:style>
    <style:style style:name="P25" style:family="paragraph" style:parent-style-name="Standard">
      <style:text-properties style:text-position="0% 100%" fo:font-weight="bold" style:font-weight-asian="bold" style:font-weight-complex="bold"/>
    </style:style>
    <style:style style:name="P26" style:family="paragraph" style:parent-style-name="Standard">
      <style:text-properties style:text-position="0% 100%" fo:font-weight="normal" style:font-weight-asian="normal" style:font-weight-complex="normal"/>
    </style:style>
    <style:style style:name="P27" style:family="paragraph" style:parent-style-name="Standard" style:list-style-name="L2">
      <style:text-properties style:text-position="0% 100%" fo:font-weight="normal" style:font-weight-asian="normal" style:font-weight-complex="normal"/>
    </style:style>
    <style:style style:name="P28" style:family="paragraph" style:parent-style-name="Standard" style:list-style-name="L3">
      <style:text-properties style:text-position="0% 100%" fo:font-weight="normal" style:font-weight-asian="normal" style:font-weight-complex="normal"/>
    </style:style>
    <style:style style:name="P29" style:family="paragraph" style:parent-style-name="Standard" style:list-style-name="L4">
      <style:text-properties style:text-position="0% 100%" fo:font-weight="normal" style:font-weight-asian="normal" style:font-weight-complex="normal"/>
    </style:style>
    <style:style style:name="P30" style:family="paragraph" style:parent-style-name="Standard" style:list-style-name="L5">
      <style:text-properties style:text-position="0% 100%" fo:font-weight="normal" style:font-weight-asian="normal" style:font-weight-complex="normal"/>
    </style:style>
    <style:style style:name="P31" style:family="paragraph" style:parent-style-name="Standard" style:list-style-name="L8">
      <style:text-properties style:text-position="0% 100%" fo:font-weight="normal" style:font-weight-asian="normal" style:font-weight-complex="normal"/>
    </style:style>
    <style:style style:name="P32" style:family="paragraph" style:parent-style-name="Standard" style:list-style-name="L10">
      <style:text-properties style:text-position="0% 100%" fo:font-weight="normal" style:font-weight-asian="normal" style:font-weight-complex="normal"/>
    </style:style>
    <style:style style:name="P33" style:family="paragraph" style:parent-style-name="Standard">
      <style:text-properties style:text-position="0% 100%" fo:font-weight="normal" style:font-weight-asian="normal" style:font-weight-complex="normal"/>
    </style:style>
    <style:style style:name="P34" style:family="paragraph" style:parent-style-name="Standard">
      <style:text-properties style:text-position="0% 100%" fo:font-weight="normal" style:font-weight-asian="normal" style:font-weight-complex="normal"/>
    </style:style>
    <style:style style:name="P35" style:family="paragraph" style:parent-style-name="Standard" style:list-style-name="L1">
      <style:text-properties style:text-position="0% 100%" fo:font-weight="normal" style:font-weight-asian="normal" style:font-weight-complex="normal"/>
    </style:style>
    <style:style style:name="P36" style:family="paragraph" style:parent-style-name="Standard">
      <style:text-properties style:text-position="0% 100%" style:text-underline-style="none" fo:font-weight="bold" style:font-weight-asian="bold" style:font-weight-complex="bold"/>
    </style:style>
    <style:style style:name="P37" style:family="paragraph" style:parent-style-name="Standard">
      <style:text-properties style:text-position="0% 100%" style:text-underline-style="none" fo:font-weight="bold" style:font-weight-asian="bold" style:font-weight-complex="bold"/>
    </style:style>
    <style:style style:name="P38" style:family="paragraph" style:parent-style-name="Standard">
      <style:text-properties style:text-position="0% 100%" style:text-underline-style="none" fo:font-weight="bold" style:font-weight-asian="bold" style:font-weight-complex="bold"/>
    </style:style>
    <style:style style:name="P39" style:family="paragraph" style:parent-style-name="Standard">
      <style:text-properties style:text-position="0% 100%" style:text-underline-style="none" fo:font-weight="bold" style:font-weight-asian="bold" style:font-weight-complex="bold"/>
    </style:style>
    <style:style style:name="P40" style:family="paragraph" style:parent-style-name="Standard">
      <style:text-properties style:text-position="0% 100%" style:text-underline-style="none" fo:font-weight="bold" style:font-weight-asian="bold" style:font-weight-complex="bold"/>
    </style:style>
    <style:style style:name="P41" style:family="paragraph" style:parent-style-name="Standard" style:list-style-name="L12">
      <style:text-properties style:text-position="0% 100%" style:text-underline-style="none" fo:font-weight="bold" style:font-weight-asian="bold" style:font-weight-complex="bold"/>
    </style:style>
    <style:style style:name="P42" style:family="paragraph" style:parent-style-name="Standard">
      <style:text-properties style:text-position="0% 100%" style:text-underline-style="none" fo:font-weight="normal" style:font-weight-asian="normal" style:font-weight-complex="normal"/>
    </style:style>
    <style:style style:name="P43" style:family="paragraph" style:parent-style-name="Standard" style:list-style-name="L5">
      <style:text-properties style:text-position="0% 100%" style:text-underline-style="none" fo:font-weight="normal" style:font-weight-asian="normal" style:font-weight-complex="normal"/>
    </style:style>
    <style:style style:name="P44" style:family="paragraph" style:parent-style-name="Standard" style:list-style-name="L7">
      <style:text-properties style:text-position="0% 100%" style:text-underline-style="none" fo:font-weight="normal" style:font-weight-asian="normal" style:font-weight-complex="normal"/>
    </style:style>
    <style:style style:name="P45" style:family="paragraph" style:parent-style-name="Standard" style:list-style-name="L9">
      <style:text-properties style:text-position="0% 100%" style:text-underline-style="none" fo:font-weight="normal" style:font-weight-asian="normal" style:font-weight-complex="normal"/>
    </style:style>
    <style:style style:name="P46" style:family="paragraph" style:parent-style-name="Standard" style:list-style-name="L9">
      <style:text-properties style:text-position="0% 100%" style:text-underline-style="none" fo:font-weight="normal" style:font-weight-asian="normal" style:font-weight-complex="normal"/>
    </style:style>
    <style:style style:name="P47" style:family="paragraph" style:parent-style-name="Standard" style:list-style-name="L11">
      <style:text-properties style:text-position="0% 100%" style:text-underline-style="none" fo:font-weight="normal" style:font-weight-asian="normal" style:font-weight-complex="normal"/>
    </style:style>
    <style:style style:name="P48" style:family="paragraph" style:parent-style-name="Standard" style:list-style-name="L12">
      <style:text-properties style:text-position="0% 100%" style:text-underline-style="none" fo:font-weight="normal" style:font-weight-asian="normal" style:font-weight-complex="normal"/>
    </style:style>
    <style:style style:name="P49" style:family="paragraph" style:parent-style-name="Standard" style:list-style-name="L9">
      <style:text-properties style:text-position="0% 100%" style:text-underline-style="none" fo:font-weight="normal" style:font-weight-asian="normal" style:font-weight-complex="normal"/>
    </style:style>
    <style:style style:name="P50" style:family="paragraph" style:parent-style-name="Standard" style:list-style-name="L11">
      <style:text-properties style:text-position="0% 100%" style:text-underline-style="none" fo:font-weight="normal" style:font-weight-asian="normal" style:font-weight-complex="normal"/>
    </style:style>
    <style:style style:name="P51" style:family="paragraph" style:parent-style-name="Standard" style:list-style-name="L12">
      <style:text-properties style:text-position="0% 100%" style:text-underline-style="none" fo:font-weight="normal" style:font-weight-asian="normal" style:font-weight-complex="normal"/>
    </style:style>
    <style:style style:name="P52" style:family="paragraph" style:parent-style-name="Standard">
      <style:text-properties style:text-position="0% 100%"/>
    </style:style>
    <style:style style:name="P53" style:family="paragraph" style:parent-style-name="Standard" style:list-style-name="L6"/>
    <style:style style:name="P54" style:family="paragraph" style:parent-style-name="Standard" style:list-style-name="L7"/>
    <style:style style:name="P55" style:family="paragraph" style:parent-style-name="Standard" style:list-style-name="L12"/>
    <style:style style:name="P56" style:family="paragraph" style:parent-style-name="Standard">
      <style:paragraph-properties fo:break-before="page"/>
      <style:text-properties style:text-position="0% 100%" fo:font-weight="bold" style:font-weight-asian="bold" style:font-weight-complex="bold"/>
    </style:style>
    <style:style style:name="P57" style:family="paragraph" style:parent-style-name="Standard">
      <style:paragraph-properties fo:break-before="page"/>
      <style:text-properties style:text-position="0% 100%" fo:font-weight="bold" style:font-weight-asian="bold" style:font-weight-complex="bold"/>
    </style:style>
    <style:style style:name="P58" style:family="paragraph" style:parent-style-name="Text_20_body" style:list-style-name="L8">
      <style:text-properties fo:font-weight="bold" style:font-weight-asian="bold" style:font-weight-complex="bold"/>
    </style:style>
    <style:style style:name="P59" style:family="paragraph">
      <style:paragraph-properties fo:text-align="center"/>
    </style:style>
    <style:style style:name="T1" style:family="text">
      <style:text-properties style:text-position="sub 67%"/>
    </style:style>
    <style:style style:name="T2" style:family="text">
      <style:text-properties style:text-position="0% 100%"/>
    </style:style>
    <style:style style:name="T3" style:family="text">
      <style:text-properties style:text-position="0% 100%" style:text-underline-style="solid" style:text-underline-width="auto" style:text-underline-color="font-color"/>
    </style:style>
    <style:style style:name="T4" style:family="text">
      <style:text-properties style:text-position="0% 100%" style:text-underline-style="none" fo:font-weight="normal" style:font-weight-asian="normal" style:font-weight-complex="normal"/>
    </style:style>
    <style:style style:name="T5" style:family="text">
      <style:text-properties style:text-position="0% 100%" style:text-underline-style="none" fo:font-weight="normal" style:font-weight-asian="normal" style:font-weight-complex="normal"/>
    </style:style>
    <style:style style:name="T6" style:family="text">
      <style:text-properties style:text-position="0% 100%" style:text-underline-style="none" fo:font-weight="normal" style:font-weight-asian="normal" style:font-weight-complex="normal"/>
    </style:style>
    <style:style style:name="T7" style:family="text">
      <style:text-properties style:text-position="0% 100%" style:text-underline-style="none" fo:font-weight="normal" style:font-weight-asian="normal" style:font-weight-complex="normal"/>
    </style:style>
    <style:style style:name="T8" style:family="text">
      <style:text-properties style:text-position="0% 100%" style:text-underline-style="none" fo:font-weight="normal" style:font-weight-asian="normal" style:font-weight-complex="normal"/>
    </style:style>
    <style:style style:name="T9" style:family="text">
      <style:text-properties style:text-position="0% 100%" style:text-underline-style="none" fo:font-weight="normal" style:font-weight-asian="normal" style:font-weight-complex="normal"/>
    </style:style>
    <style:style style:name="T10" style:family="text">
      <style:text-properties style:text-position="0% 100%" style:text-underline-style="none" fo:font-weight="bold" style:font-weight-asian="bold" style:font-weight-complex="bold"/>
    </style:style>
    <style:style style:name="T11" style:family="text">
      <style:text-properties style:text-position="0% 100%" style:text-underline-style="none" fo:font-weight="bold" style:font-weight-asian="bold" style:font-weight-complex="bold"/>
    </style:style>
    <style:style style:name="T12" style:family="text">
      <style:text-properties style:text-position="0% 100%" style:text-underline-style="none"/>
    </style:style>
    <style:style style:name="T13" style:family="text">
      <style:text-properties style:text-position="sub 58%"/>
    </style:style>
    <style:style style:name="T14" style:family="text">
      <style:text-properties style:text-position="sub 58%" fo:font-weight="normal" style:font-weight-asian="normal" style:font-weight-complex="normal"/>
    </style:style>
    <style:style style:name="T15" style:family="text">
      <style:text-properties style:text-position="sub 58%" fo:font-weight="normal" style:font-weight-asian="normal" style:font-weight-complex="normal"/>
    </style:style>
    <style:style style:name="T16" style:family="text">
      <style:text-properties style:text-position="sub 58%" fo:font-weight="normal" style:font-weight-asian="normal" style:font-weight-complex="normal"/>
    </style:style>
    <style:style style:name="T17" style:family="text">
      <style:text-properties style:text-position="sub 58%" style:text-underline-style="none"/>
    </style:style>
    <style:style style:name="T18" style:family="text">
      <style:text-properties style:text-position="sub 58%" style:text-underline-style="none" fo:font-weight="bold" style:font-weight-asian="bold" style:font-weight-complex="bold"/>
    </style:style>
    <style:style style:name="T19" style:family="text">
      <style:text-properties style:text-position="sub 58%" style:text-underline-style="none" fo:font-weight="bold" style:font-weight-asian="bold" style:font-weight-complex="bold"/>
    </style:style>
    <style:style style:name="T20" style:family="text">
      <style:text-properties style:text-position="sub 58%" style:text-underline-style="none" fo:font-weight="normal" style:font-weight-asian="normal" style:font-weight-complex="normal"/>
    </style:style>
    <style:style style:name="T21" style:family="text">
      <style:text-properties style:text-position="sub 58%" style:text-underline-style="none" fo:font-weight="normal" style:font-weight-asian="normal" style:font-weight-complex="normal"/>
    </style:style>
    <style:style style:name="T22" style:family="text">
      <style:text-properties style:text-position="sub 58%" style:text-underline-style="none" fo:font-weight="normal" style:font-weight-asian="normal" style:font-weight-complex="normal"/>
    </style:style>
    <style:style style:name="T23" style:family="text">
      <style:text-properties style:text-position="sub 58%" style:text-underline-style="none" fo:font-weight="normal" style:font-weight-asian="normal" style:font-weight-complex="normal"/>
    </style:style>
    <style:style style:name="T24" style:family="text">
      <style:text-properties style:text-position="sub 58%" style:text-underline-style="none" fo:font-weight="normal" style:font-weight-asian="normal" style:font-weight-complex="normal"/>
    </style:style>
    <style:style style:name="T25" style:family="text">
      <style:text-properties style:text-position="sub 58%" style:text-underline-style="none" fo:font-weight="normal" style:font-weight-asian="normal" style:font-weight-complex="normal"/>
    </style:style>
    <style:style style:name="T26" style:family="text">
      <style:text-properties style:text-position="sub 58%" style:text-underline-style="none"/>
    </style:style>
    <style:style style:name="T27" style:family="text">
      <style:text-properties style:text-position="sub 58%" style:text-underline-style="none"/>
    </style:style>
    <style:style style:name="T28" style:family="text">
      <style:text-properties style:text-position="sub 58%" style:text-underline-style="none"/>
    </style:style>
    <style:style style:name="T29" style:family="text">
      <style:text-properties style:text-position="sub 58%" fo:font-weight="bold" style:font-weight-asian="bold" style:font-weight-complex="bold"/>
    </style:style>
    <style:style style:name="T30" style:family="text">
      <style:text-properties style:text-position="sub 58%"/>
    </style:style>
    <style:style style:name="T31" style:family="text">
      <style:text-properties style:text-position="sub 58%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fo:font-weight="bold" style:font-weight-asian="bold" style:font-weight-complex="bold"/>
    </style:style>
    <style:style style:name="T39" style:family="text">
      <style:text-properties style:text-underline-style="none" fo:font-weight="normal" style:font-weight-asian="normal" style:font-weight-complex="normal"/>
    </style:style>
    <style:style style:name="T40" style:family="text">
      <style:text-properties style:text-underline-style="none" fo:font-weight="normal" style:font-weight-asian="normal" style:font-weight-complex="normal"/>
    </style:style>
    <style:style style:name="T41" style:family="text">
      <style:text-properties style:text-underline-style="none"/>
    </style:style>
    <style:style style:name="T42" style:family="text">
      <style:text-properties style:text-underline-style="none"/>
    </style:style>
    <style:style style:name="T43" style:family="text">
      <style:text-properties style:text-underline-style="none"/>
    </style:style>
    <style:style style:name="T44" style:family="text">
      <style:text-properties style:text-underline-style="none"/>
    </style:style>
    <style:style style:name="T45" style:family="text">
      <style:text-properties style:text-underline-style="none"/>
    </style:style>
    <style:style style:name="T46" style:family="text">
      <style:text-properties style:text-underline-style="none"/>
    </style:style>
    <style:style style:name="T47" style:family="text">
      <style:text-properties style:text-underline-style="none"/>
    </style:style>
    <style:style style:name="T48" style:family="text">
      <style:text-properties style:text-position="super 58%" style:text-underline-style="none"/>
    </style:style>
    <style:style style:name="T49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2"/>
      <text:p text:style-name="P4"/>
      <text:p text:style-name="P6"><draw:line text:anchor-type="paragraph" draw:z-index="0" draw:name="Forma1" draw:style-name="gr1" draw:text-style-name="P59" svg:x1="2.12cm" svg:y1="6.092cm" svg:x2="14.965cm" svg:y2="6.092cm"><text:p/></draw:line>Ejercicios Ficha 2</text:p>
      <text:p text:style-name="P8">Sistemas Informáticos</text:p>
      <text:p text:style-name="P4"/>
      <text:p text:style-name="P3"/>
      <text:p text:style-name="P3"/>
      <text:p text:style-name="P3"/>
      <text:p text:style-name="P3"/>
      <text:p text:style-name="P7">Laura Díaz Cheung</text:p>
      <text:p text:style-name="P7">DM1E</text:p>
      <text:p text:style-name="P14">FICHA 2</text:p>
      <text:p text:style-name="P1"/>
      <text:p text:style-name="P5">Ejercicio 1. </text:p>
      <text:p text:style-name="P5">Pasar al sistema decimal el número 101111<text:span text:style-name="T13">2</text:span><text:span text:style-name="T2">.</text:span></text:p>
      <text:p text:style-name="P9"><text:tab/>32 <text:s text:c="2"/>16 <text:s text:c="2"/>8 <text:s text:c="2"/>4 <text:s text:c="2"/>2 <text:s text:c="2"/>1</text:p>
      <text:p text:style-name="Standard"><text:span text:style-name="T2"><text:tab/> 1 <text:s text:c="4"/>0 <text:s text:c="3"/>1 <text:s text:c="2"/>1 <text:s text:c="2"/>1 <text:s text:c="2"/>1 = 32 + 8 + 4 + 2 + 1 = 47</text:span><text:span text:style-name="T13">10</text:span></text:p>
      <text:p text:style-name="Standard"/>
      <text:p text:style-name="P5">Ejercicio 2.</text:p>
      <text:p text:style-name="P5">Pasar el numero 27,025<text:span text:style-name="T13">10</text:span><text:span text:style-name="T2"> a binario.</text:span></text:p>
      <text:p text:style-name="P12"><text:span text:style-name="Fuente_20_de_20_párrafo_20_predeter."><text:span text:style-name="T2"><text:tab/>32 <text:s text:c="2"/>16 <text:s text:c="2"/>8 <text:s text:c="2"/>4 <text:s text:c="2"/>2 <text:s text:c="2"/>1</text:span></text:span></text:p>
      <text:p text:style-name="P12"><text:span text:style-name="Fuente_20_de_20_párrafo_20_predeter."><text:span text:style-name="T2"><text:tab/> 0 <text:s text:c="4"/>1 <text:s text:c="3"/>1 <text:s text:c="2"/>0 <text:s text:c="2"/>1 <text:s text:c="2"/>1 </text:span></text:span><text:span text:style-name="Fuente_20_de_20_párrafo_20_predeter."><text:span text:style-name="T13">2</text:span></text:span><text:span text:style-name="Fuente_20_de_20_párrafo_20_predeter."><text:span text:style-name="T2"> = 27</text:span></text:span><text:span text:style-name="Fuente_20_de_20_párrafo_20_predeter."><text:span text:style-name="T13">10</text:span></text:span></text:p>
      <text:p text:style-name="P12"><text:span text:style-name="Fuente_20_de_20_párrafo_20_predeter."><text:span text:style-name="T2">La parte decimal la deduzco multiplicando por 2. </text:span></text:span></text:p>
      <text:p text:style-name="P12"><text:span text:style-name="Fuente_20_de_20_párrafo_20_predeter."><text:span text:style-name="T2"><text:tab/></text:span></text:span><text:span text:style-name="Fuente_20_de_20_párrafo_20_predeter."><text:span text:style-name="T3">Solución:</text:span></text:span><text:span text:style-name="Fuente_20_de_20_párrafo_20_predeter."><text:span text:style-name="T2"> 0 1 1 0 1 1 ,0 0 0 0 0 1 1 </text:span></text:span><text:span text:style-name="Fuente_20_de_20_párrafo_20_predeter."><text:span text:style-name="T13">2</text:span></text:span></text:p>
      <text:p text:style-name="P12"><text:span text:style-name="Fuente_20_de_20_párrafo_20_predeter."><text:span text:style-name="T2"><text:tab/>0,025 * 2= 0,05</text:span></text:span></text:p>
      <text:p text:style-name="P12"><text:span text:style-name="Fuente_20_de_20_párrafo_20_predeter."><text:span text:style-name="T2"><text:tab/>0,05 * 2= 0,1</text:span></text:span></text:p>
      <text:p text:style-name="P12"><text:span text:style-name="Fuente_20_de_20_párrafo_20_predeter."><text:span text:style-name="T2"><text:tab/>0,1 * 2= 0,2</text:span></text:span></text:p>
      <text:p text:style-name="P12"><text:span text:style-name="Fuente_20_de_20_párrafo_20_predeter."><text:span text:style-name="T2"><text:tab/>0,2 * 2= 0,4</text:span></text:span></text:p>
      <text:p text:style-name="P12"><text:span text:style-name="Fuente_20_de_20_párrafo_20_predeter."><text:span text:style-name="T2"><text:tab/>0,4 * 2= 0,8</text:span></text:span></text:p>
      <text:p text:style-name="P12"><text:span text:style-name="Fuente_20_de_20_párrafo_20_predeter."><text:span text:style-name="T2"><text:tab/>0,8 * 2=1,6</text:span></text:span></text:p>
      <text:p text:style-name="P12"><text:span text:style-name="Fuente_20_de_20_párrafo_20_predeter."><text:span text:style-name="T2"><text:tab/>0,6 * 2= 1,2</text:span></text:span></text:p>
      <text:p text:style-name="P12"><text:span text:style-name="Fuente_20_de_20_párrafo_20_predeter."><text:span text:style-name="T1"/></text:span></text:p>
      <text:p text:style-name="P5">Ejercicio 3.</text:p>
      <text:p text:style-name="P10">Realiza las siguientes operaciones</text:p>
      <text:p text:style-name="P10"/>
      <text:list xml:id="list3973282921" text:style-name="L1">
        <text:list-item>
          <text:p text:style-name="P18">101101 + 1011= <text:span text:style-name="T32">45</text:span><text:span text:style-name="T14">10</text:span><text:span text:style-name="T32">+11</text:span><text:span text:style-name="T14">10</text:span><text:span text:style-name="T32">=56</text:span><text:span text:style-name="T14">10</text:span><text:span text:style-name="T32">=111000</text:span><text:span text:style-name="T14">2</text:span></text:p>
          <text:p text:style-name="P35">Lo primero que hago es pasar los dos números de binario a decimal, los sumo y luego lo paso a binario.</text:p>
          <text:p text:style-name="P35">32 <text:s text:c="2"/>16 <text:s text:c="2"/>8 <text:s text:c="2"/>4 <text:s text:c="2"/>2 <text:s text:c="2"/>1 → 32+8+4+1= 45</text:p>
          <text:p text:style-name="P35"><text:s/>1 <text:s text:c="4"/>0 <text:s text:c="3"/>1 <text:s text:c="2"/>1 <text:s text:c="2"/>0 <text:s text:c="2"/>1</text:p>
          <text:p text:style-name="P35">8 <text:s text:c="2"/>4 <text:s text:c="2"/>2 <text:s text:c="2"/>1 → 8+2+1=11</text:p>
          <text:p text:style-name="P35">1 <text:s text:c="2"/>0 <text:s text:c="2"/>1 <text:s text:c="2"/>1</text:p>
          <text:p text:style-name="P35">32 <text:s text:c="2"/>16 <text:s text:c="2"/>8 <text:s text:c="2"/>4 <text:s text:c="2"/>2 <text:s text:c="2"/>1</text:p>
          <text:p text:style-name="P35"><text:s/>1 <text:s text:c="4"/>1 <text:s text:c="3"/>1 <text:s text:c="2"/>0 <text:s text:c="2"/>0 <text:s text:c="2"/>0</text:p>
        </text:list-item>
        <text:list-item>
          <text:p text:style-name="P18">10001 + 111=<text:span text:style-name="T32">17</text:span><text:span text:style-name="T14">10</text:span><text:span text:style-name="T32">+7</text:span><text:span text:style-name="T14">10</text:span><text:span text:style-name="T32">=24</text:span><text:span text:style-name="T14">10</text:span><text:span text:style-name="T32">=11000</text:span><text:span text:style-name="T14">2</text:span></text:p>
        </text:list-item>
      </text:list>
      <text:p text:style-name="P9"><text:tab/><text:span text:style-name="T32">16 <text:s text:c="2"/>8 <text:s text:c="2"/>4 <text:s text:c="2"/>2 <text:s text:c="2"/>1 → 16+1=17</text:span><text:span text:style-name="T14">10</text:span></text:p>
      <text:p text:style-name="P9"><text:span text:style-name="T32"><text:tab/> 1 <text:s text:c="3"/>0 <text:s text:c="2"/>0 <text:s text:c="2"/>0 <text:s text:c="2"/>1</text:span></text:p>
      <text:p text:style-name="P9"><text:span text:style-name="T32"><text:tab/>4 <text:s text:c="2"/>2 <text:s text:c="2"/>1 → 4+2+1= 7</text:span><text:span text:style-name="T14">10</text:span></text:p>
      <text:p text:style-name="P9"><text:span text:style-name="T32"><text:tab/>1 <text:s text:c="2"/>1 <text:s text:c="2"/>1</text:span></text:p>
      <text:p text:style-name="P9"><text:span text:style-name="T32"><text:tab/>16 <text:s text:c="2"/>8 <text:s text:c="2"/>4 <text:s text:c="2"/>2 <text:s text:c="2"/>1</text:span></text:p>
      <text:p text:style-name="P9"><text:tab/> 1 <text:s text:c="3"/>1 <text:s text:c="2"/>0 <text:s text:c="2"/>0 <text:s text:c="2"/>0</text:p>
      <text:p text:style-name="P9"/>
      <text:p text:style-name="P10">Ejercicio 4.</text:p>
      <text:p text:style-name="P10">Pasa a binario el número 3CB<text:span text:style-name="T13">16</text:span></text:p>
      <text:p text:style-name="P13"><text:tab/></text:p>
      <text:p text:style-name="P11"><text:tab/>Hago grupos de 4 para cada numero.</text:p>
      <text:p text:style-name="P11"><text:tab/>3= 0011</text:p>
      <text:p text:style-name="P11"><text:tab/>C= 1100</text:p>
      <text:p text:style-name="P11"><text:tab/>B= 1011</text:p>
      <text:p text:style-name="P10"><text:span text:style-name="T32"><text:tab/></text:span><text:span text:style-name="T36">Solución:</text:span><text:span text:style-name="T32"> 1111001011</text:span><text:span text:style-name="T14">2</text:span></text:p>
      <text:p text:style-name="P11"/>
      <text:p text:style-name="P10"/>
      <text:p text:style-name="P56">Ejercicio 5.</text:p>
      <text:p text:style-name="P10">Pasa a hexadecimal el número 381<text:span text:style-name="T13">10</text:span></text:p>
      <text:p text:style-name="P10"/>
      <text:p text:style-name="P11"><text:tab/>Primero paso a binario</text:p>
      <text:p text:style-name="P11"/>
      <text:p text:style-name="P11"><text:tab/>256 <text:s text:c="2"/>128 <text:s text:c="2"/>64 <text:s text:c="2"/>32 <text:s text:c="2"/>16 <text:s text:c="2"/>8 <text:s text:c="2"/>4 <text:s text:c="2"/>2 <text:s text:c="2"/>1</text:p>
      <text:p text:style-name="P11"><text:tab/> <text:s/>1 <text:s text:c="6"/>0 <text:s text:c="5"/>1 <text:s text:c="4"/>1 <text:s text:c="4"/>1 <text:s text:c="3"/>1 <text:s text:c="2"/>1 <text:s text:c="2"/>0 <text:s text:c="2"/>1</text:p>
      <text:p text:style-name="P11"/>
      <text:p text:style-name="P11"><text:tab/>Una vez pasado a binario hago grupos de 4 y saco el numero hexadecimal.</text:p>
      <text:p text:style-name="P11"><text:tab/><text:span text:style-name="T35">Solución:</text:span><text:span text:style-name="T37"> 17D</text:span><text:span text:style-name="T17">16</text:span></text:p>
      <text:p text:style-name="P10"/>
      <text:p text:style-name="P10">Ejercicio 6.</text:p>
      <text:p text:style-name="P36">Conversión de binario a decimal:</text:p>
      <text:p text:style-name="P36"/>
      <text:list xml:id="list3269721396" text:style-name="L2">
        <text:list-item>
          <text:p text:style-name="P27"><text:span text:style-name="T38">101110</text:span><text:span text:style-name="T18">2</text:span><text:span text:style-name="T37">=46</text:span><text:span text:style-name="T17">10</text:span></text:p>
        </text:list-item>
      </text:list>
      <text:p text:style-name="P11"><text:span text:style-name="T17"><text:tab/></text:span><text:span text:style-name="T37">64 <text:s text:c="2"/>32 <text:s text:c="2"/>16 <text:s text:c="2"/>8 <text:s text:c="2"/>4 <text:s text:c="2"/>2 <text:s text:c="2"/>1</text:span></text:p>
      <text:p text:style-name="P11"><text:span text:style-name="T37"><text:tab/> 0 <text:s text:c="4"/>1 <text:s text:c="4"/>0 <text:s text:c="3"/>1 <text:s text:c="2"/>1 <text:s text:c="2"/>1 <text:s text:c="2"/>0</text:span></text:p>
      <text:p text:style-name="P42"><text:tab/>Sumo donde están posicionados los 1 y me da el número en decimal.</text:p>
      <text:list xml:id="list170033670623661" text:continue-numbering="true" text:style-name="L2">
        <text:list-item>
          <text:p text:style-name="P27"><text:span text:style-name="T38">000011</text:span><text:span text:style-name="T18">2</text:span><text:span text:style-name="T37">=3</text:span><text:span text:style-name="T17">10</text:span></text:p>
        </text:list-item>
        <text:list-item>
          <text:p text:style-name="P27"><text:span text:style-name="T38">101010</text:span><text:span text:style-name="T18">2</text:span><text:span text:style-name="T37">=42</text:span><text:span text:style-name="T17">10</text:span></text:p>
        </text:list-item>
        <text:list-item>
          <text:p text:style-name="P27"><text:span text:style-name="T38">111000</text:span><text:span text:style-name="T18">2</text:span><text:span text:style-name="T37">=56</text:span><text:span text:style-name="T17">10</text:span></text:p>
        </text:list-item>
      </text:list>
      <text:p text:style-name="P42"/>
      <text:p text:style-name="P36">Ejercicio 7.</text:p>
      <text:p text:style-name="P36">Conversión de decimal a binario:</text:p>
      <text:p text:style-name="P36"/>
      <text:list xml:id="list91682965" text:style-name="L3">
        <text:list-item>
          <text:p text:style-name="P28"><text:span text:style-name="T37">64</text:span><text:span text:style-name="T17">10</text:span><text:span text:style-name="T37">=1000000</text:span><text:span text:style-name="T17">2</text:span></text:p>
        </text:list-item>
      </text:list>
      <text:p text:style-name="P11"><text:span text:style-name="T17"><text:tab/></text:span><text:span text:style-name="T37">64 <text:s text:c="2"/>32 <text:s text:c="2"/>16 <text:s text:c="2"/>8 <text:s text:c="2"/>4 <text:s text:c="2"/>2 <text:s text:c="2"/>1</text:span></text:p>
      <text:p text:style-name="P11"><text:span text:style-name="T37"><text:tab/> 1 <text:s text:c="4"/>0 <text:s text:c="4"/>0 <text:s text:c="3"/>0 <text:s text:c="2"/>0 <text:s text:c="2"/>0 <text:s text:c="2"/>0</text:span></text:p>
      <text:list xml:id="list170034393755280" text:continue-numbering="true" text:style-name="L3">
        <text:list-item>
          <text:p text:style-name="P28"><text:span text:style-name="T37">145</text:span><text:span text:style-name="T17">10</text:span><text:span text:style-name="T37">=10010001</text:span><text:span text:style-name="T17">2</text:span></text:p>
        </text:list-item>
        <text:list-item>
          <text:p text:style-name="P28"><text:span text:style-name="T37">500</text:span><text:span text:style-name="T17">10</text:span><text:span text:style-name="T37">=111110100</text:span><text:span text:style-name="T17">2</text:span></text:p>
        </text:list-item>
        <text:list-item>
          <text:p text:style-name="P28"><text:span text:style-name="T37">111</text:span><text:span text:style-name="T17">10</text:span><text:span text:style-name="T37">=11011111</text:span><text:span text:style-name="T17">2</text:span></text:p>
        </text:list-item>
      </text:list>
      <text:p text:style-name="P42"/>
      <text:p text:style-name="P10"><text:span text:style-name="T37">Ejercicio 8.</text:span></text:p>
      <text:p text:style-name="P36">Convertir los siguientes números octales a decimales:</text:p>
      <text:p text:style-name="P36"/>
      <text:list xml:id="list994169131" text:style-name="L4">
        <text:list-item>
          <text:p text:style-name="P29"><text:span text:style-name="T38">42</text:span><text:span text:style-name="T18">8</text:span><text:span text:style-name="T37">=100010</text:span><text:span text:style-name="T17">2</text:span><text:span text:style-name="T37">= 34</text:span><text:span text:style-name="T17">10</text:span></text:p>
        </text:list-item>
      </text:list>
      <text:p text:style-name="P11"><text:span text:style-name="T17"><text:tab/> <text:s text:c="6"/></text:span><text:span text:style-name="T37">4<text:tab/><text:tab/> <text:s text:c="4"/>2</text:span></text:p>
      <text:p text:style-name="P11"><text:span text:style-name="T17"><text:tab/></text:span><text:span text:style-name="T37">4 <text:s text:c="2"/>2 <text:s text:c="2"/>1<text:tab/>4 <text:s text:c="2"/>2 <text:s text:c="2"/>1</text:span></text:p>
      <text:p text:style-name="P11"><text:span text:style-name="T17"><text:tab/></text:span><text:span text:style-name="T37">1 <text:s text:c="2"/>0 <text:s text:c="2"/>0<text:tab/>0 <text:s text:c="2"/>1 <text:s text:c="2"/>0</text:span></text:p>
      <text:list xml:id="list170033145338737" text:continue-numbering="true" text:style-name="L4">
        <text:list-item>
          <text:p text:style-name="P29"><text:span text:style-name="T38">376</text:span><text:span text:style-name="T18">8</text:span><text:span text:style-name="T37">=11111110</text:span><text:span text:style-name="T17">2</text:span><text:span text:style-name="T37">= 254</text:span><text:span text:style-name="T17">10</text:span></text:p>
        </text:list-item>
        <text:list-item>
          <text:p text:style-name="P29"><text:span text:style-name="T38">11,11</text:span><text:span text:style-name="T18">8</text:span><text:span text:style-name="T37">=1*8</text:span><text:span text:style-name="T48">1</text:span><text:span text:style-name="T37">+1*8</text:span><text:span text:style-name="T48">0</text:span><text:span text:style-name="T37">+1*8</text:span><text:span text:style-name="T48">-1</text:span><text:span text:style-name="T37">+1*8</text:span><text:span text:style-name="T48">-2</text:span><text:span text:style-name="T37">=9,14</text:span><text:span text:style-name="T17">10</text:span></text:p>
        </text:list-item>
        <text:list-item>
          <text:p text:style-name="P29"><text:span text:style-name="T38">37,123</text:span><text:span text:style-name="T18">8</text:span><text:span text:style-name="T37">=3*8</text:span><text:span text:style-name="T48">1</text:span><text:span text:style-name="T37">+7*8</text:span><text:span text:style-name="T48">0</text:span><text:span text:style-name="T37">+1*8</text:span><text:span text:style-name="T48">-1</text:span><text:span text:style-name="T37">+2*8</text:span><text:span text:style-name="T48">-2</text:span><text:span text:style-name="T37">+3*8</text:span><text:span text:style-name="T48">-3</text:span><text:span text:style-name="T37">=31,16</text:span><text:span text:style-name="T17">10</text:span></text:p>
        </text:list-item>
      </text:list>
      <text:p text:style-name="P42"/>
      <text:p text:style-name="P10"><text:span text:style-name="T37"/></text:p>
      <text:p text:style-name="P56"><text:span text:style-name="T37">Ejercicio 9.</text:span></text:p>
      <text:p text:style-name="P10"><text:span text:style-name="T37">Convertir los siguientes números decimales a sus octales equivalentes:</text:span></text:p>
      <text:p text:style-name="P42"/>
      <text:list xml:id="list3832983407" text:style-name="L5">
        <text:list-item>
          <text:p text:style-name="P20"><text:span text:style-name="T37">77,375</text:span><text:span text:style-name="T17">10</text:span><text:span text:style-name="T39">= 1001101,0101</text:span><text:span text:style-name="T20">2</text:span><text:span text:style-name="T39">=115,24</text:span><text:span text:style-name="T20">8</text:span></text:p>
          <text:p text:style-name="P43">Paso el número a binario:</text:p>
          <text:list>
            <text:list-header>
              <text:p text:style-name="P30"><text:span text:style-name="T37">64 <text:s text:c="2"/>32 <text:s text:c="2"/>16 <text:s text:c="2"/>8 <text:s text:c="2"/>4 <text:s text:c="2"/>2 <text:s text:c="2"/>1</text:span></text:p>
              <text:p text:style-name="P43"><text:s/>1 <text:s text:c="4"/>0 <text:s text:c="4"/>0 <text:s text:c="3"/>1 <text:s text:c="2"/>1 <text:s text:c="2"/>0 <text:s text:c="2"/>1</text:p>
              <text:p text:style-name="P43">0,375 * 2= 0,75</text:p>
              <text:p text:style-name="P43">0,75 * 2= 1,25</text:p>
              <text:p text:style-name="P43">0,25 * 2= 0,5</text:p>
              <text:p text:style-name="P43">0,5 * 2= 1</text:p>
            </text:list-header>
          </text:list>
        </text:list-item>
        <text:list-item>
          <text:p text:style-name="P20"><text:span text:style-name="T37">20,515625</text:span><text:span text:style-name="T17">10</text:span><text:span text:style-name="T39">= 10100,100001</text:span><text:span text:style-name="T20">2 </text:span><text:span text:style-name="T39">= 24,41</text:span><text:span text:style-name="T20">8</text:span></text:p>
        </text:list-item>
        <text:list-item>
          <text:p text:style-name="P20"><text:span text:style-name="T37">8,15625</text:span><text:span text:style-name="T17">10</text:span><text:span text:style-name="T39">= 1000,00101</text:span><text:span text:style-name="T20">2 </text:span><text:span text:style-name="T39">= 10,12</text:span><text:span text:style-name="T20">8</text:span></text:p>
        </text:list-item>
        <text:list-item>
          <text:p text:style-name="P20"><text:span text:style-name="T37">44,5625</text:span><text:span text:style-name="T17">10</text:span><text:span text:style-name="T39">= 101100,1001</text:span><text:span text:style-name="T20">2</text:span><text:span text:style-name="T39">= 54,44</text:span><text:span text:style-name="T20">8</text:span></text:p>
        </text:list-item>
      </text:list>
      <text:p text:style-name="P42"/>
      <text:p text:style-name="P10"><text:span text:style-name="T37">Ejercicio 1</text:span><text:span text:style-name="T37">0</text:span><text:span text:style-name="T37">.</text:span></text:p>
      <text:p text:style-name="P10"><text:span text:style-name="T37">Convertir los siguientes números </text:span><text:span text:style-name="T37">octale</text:span><text:span text:style-name="T37">s a sus </text:span><text:span text:style-name="T37">binarios</text:span><text:span text:style-name="T37"> equivalentes:</text:span></text:p>
      <text:p text:style-name="P10"><text:span text:style-name="T37"/></text:p>
      <text:list xml:id="list2334649960" text:style-name="L8">
        <text:list-item>
          <text:p text:style-name="P22"><text:span text:style-name="T37">7,5</text:span><text:span text:style-name="T17">8</text:span><text:span text:style-name="T37">=</text:span><text:span text:style-name="T39">111,101</text:span><text:span text:style-name="T20">2</text:span></text:p>
          <text:p text:style-name="P31"><text:span text:style-name="T37">Realizo grupos de 3 para cada numero y asi saco el binario.</text:span></text:p>
          <text:list>
            <text:list-header>
              <text:p text:style-name="P31"><text:span text:style-name="T37">4 <text:s text:c="2"/>2 <text:s text:c="2"/>1</text:span></text:p>
              <text:p text:style-name="P31"><text:span text:style-name="T37">1 <text:s text:c="2"/>1 <text:s text:c="2"/>1</text:span></text:p>
            </text:list-header>
          </text:list>
        </text:list-item>
        <text:list-item>
          <text:p text:style-name="P22"><text:span text:style-name="T37">16,3</text:span><text:span text:style-name="T17">8</text:span><text:span text:style-name="T37">=</text:span><text:span text:style-name="T39">1110,011</text:span><text:span text:style-name="T20">2</text:span></text:p>
        </text:list-item>
        <text:list-item>
          <text:p text:style-name="P22"><text:span text:style-name="T37">20,1</text:span><text:span text:style-name="T17">8</text:span><text:span text:style-name="T37">=</text:span><text:span text:style-name="T39">10000,001</text:span><text:span text:style-name="T20">2</text:span></text:p>
        </text:list-item>
        <text:list-item>
          <text:p text:style-name="P58"><text:span text:style-name="T37">37,6</text:span><text:span text:style-name="T17">8</text:span><text:span text:style-name="T12">=</text:span><text:span text:style-name="T4">11111,110</text:span><text:span text:style-name="T20">2</text:span></text:p>
        </text:list-item>
      </text:list>
      <text:p text:style-name="P10"><text:span text:style-name="T37"/></text:p>
      <text:p text:style-name="P10"><text:span text:style-name="T37">Ejercicio 1</text:span><text:span text:style-name="T37">1</text:span><text:span text:style-name="T37">.</text:span></text:p>
      <text:p text:style-name="P10"><text:span text:style-name="T37">Convertir los siguientes números binarios a sus octales equivalentes:</text:span></text:p>
      <text:p text:style-name="P42"/>
      <text:list xml:id="list97222233" text:style-name="L6">
        <text:list-item>
          <text:p text:style-name="P53"><text:span text:style-name="T10">001</text:span><text:span text:style-name="T18">2</text:span><text:span text:style-name="T4">= 1</text:span><text:span text:style-name="T20">8</text:span></text:p>
        </text:list-item>
        <text:list-item>
          <text:p text:style-name="P53"><text:span text:style-name="T10">110</text:span><text:span text:style-name="T18">2</text:span><text:span text:style-name="T4">=6</text:span><text:span text:style-name="T20">8</text:span></text:p>
        </text:list-item>
        <text:list-item>
          <text:p text:style-name="P53"><text:span text:style-name="T10">111000</text:span><text:span text:style-name="T18">2</text:span><text:span text:style-name="T4">=70</text:span><text:span text:style-name="T20">8</text:span></text:p>
        </text:list-item>
        <text:list-item>
          <text:p text:style-name="P53"><text:span text:style-name="T10">101100</text:span><text:span text:style-name="T18">2</text:span><text:span text:style-name="T4">=54</text:span><text:span text:style-name="T20">8</text:span></text:p>
        </text:list-item>
      </text:list>
      <text:p text:style-name="P10"><text:span text:style-name="T37"/></text:p>
      <text:p text:style-name="P10"><text:span text:style-name="T37">Ejercicio 1</text:span><text:span text:style-name="T37">2</text:span><text:span text:style-name="T37">.</text:span></text:p>
      <text:p text:style-name="P10"><text:span text:style-name="T37">Convertir los siguientes números hexadecimales a sus decimales equivalentes:</text:span></text:p>
      <text:p text:style-name="P42"/>
      <text:list xml:id="list1561523817" text:style-name="L7">
        <text:list-item>
          <text:p text:style-name="P54"><text:span text:style-name="T10">F,4</text:span><text:span text:style-name="T18">16</text:span><text:span text:style-name="T4">= 1111,01</text:span><text:span text:style-name="T20">2 </text:span><text:span text:style-name="T4">= </text:span><text:span text:style-name="T4">15,1</text:span><text:span text:style-name="T20">10</text:span></text:p>
          <text:p text:style-name="P44">Separo cada número en grupos de 4 para sacar el binario y luego sacar el decimal.</text:p>
          <text:p text:style-name="P44">F = 1111</text:p>
          <text:p text:style-name="P44">4 = 0100</text:p>
        </text:list-item>
        <text:list-item>
          <text:p text:style-name="P54"><text:span text:style-name="T10">D3,E</text:span><text:span text:style-name="T18">16</text:span><text:span text:style-name="T4">=</text:span><text:span text:style-name="T4">11010011,1110</text:span><text:span text:style-name="T20">2</text:span><text:span text:style-name="T4">=222,14</text:span><text:span text:style-name="T20">10</text:span></text:p>
        </text:list-item>
        <text:list-item>
          <text:p text:style-name="P54"><text:span text:style-name="T10">1111,1</text:span><text:span text:style-name="T18">16</text:span><text:span text:style-name="T4">=</text:span><text:span text:style-name="T4">1000100010001,0001</text:span><text:span text:style-name="T20">2</text:span><text:span text:style-name="T4">=4369,1</text:span><text:span text:style-name="T20">10</text:span></text:p>
        </text:list-item>
        <text:list-item>
          <text:p text:style-name="P54"><text:span text:style-name="T10">EBA,C</text:span><text:span text:style-name="T18">16</text:span><text:span text:style-name="T4">=</text:span><text:span text:style-name="T4">111010111010,11</text:span><text:span text:style-name="T20">2</text:span><text:span text:style-name="T4">=</text:span><text:span text:style-name="T4">3770,3</text:span><text:span text:style-name="T20">10</text:span></text:p>
        </text:list-item>
      </text:list>
      <text:p text:style-name="P42"/>
      <text:p text:style-name="P10"><text:span text:style-name="T37"/></text:p>
      <text:p text:style-name="P56"><text:span text:style-name="T37">Ejercicio 1</text:span><text:span text:style-name="T37">3</text:span><text:span text:style-name="T37">.</text:span></text:p>
      <text:p text:style-name="P36">Convertir los siguientes números decimales a sus hexadecimales equivalentes:</text:p>
      <text:p text:style-name="P10"><text:span text:style-name="T37"/></text:p>
      <text:list xml:id="list3023965097" text:style-name="L10">
        <text:list-item>
          <text:p text:style-name="P32"><text:span text:style-name="T38">204,125</text:span><text:span text:style-name="T18">10</text:span><text:span text:style-name="T37">=11001100,1111101</text:span><text:span text:style-name="T17">2</text:span><text:span text:style-name="T37">=</text:span><text:span text:style-name="T37">CC,FA</text:span><text:span text:style-name="T17">16</text:span></text:p>
        </text:list-item>
      </text:list>
      <text:p text:style-name="P11"><text:span text:style-name="T37"><text:tab/></text:span><text:span text:style-name="T37">Primero paso a binario y despues paso a hexadecimal realizando grupos de 4.</text:span></text:p>
      <text:p text:style-name="P11"><text:span text:style-name="T37"><text:tab/>128 <text:s text:c="2"/>64 <text:s text:c="2"/>32 <text:s text:c="2"/>16 <text:s text:c="2"/>8 <text:s text:c="2"/>4 <text:s text:c="2"/>2 <text:s text:c="2"/>1</text:span></text:p>
      <text:p text:style-name="P11"><text:span text:style-name="T37"><text:tab/> <text:s/>1 <text:s text:c="5"/>1 <text:s text:c="4"/>0 <text:s text:c="4"/>0 <text:s text:c="3"/>1 <text:s text:c="2"/>1 <text:s text:c="2"/>0 <text:s text:c="2"/>0</text:span></text:p>
      <text:list xml:id="list170033640658676" text:continue-numbering="true" text:style-name="L10">
        <text:list-item>
          <text:p text:style-name="P32"><text:span text:style-name="T38">255,875</text:span><text:span text:style-name="T18">10</text:span><text:span text:style-name="T37">=</text:span><text:span text:style-name="T37">11111111,1101101011</text:span><text:span text:style-name="T17">2</text:span><text:span text:style-name="T37">=FF,DAC</text:span><text:span text:style-name="T17">16</text:span></text:p>
        </text:list-item>
        <text:list-item>
          <text:p text:style-name="P32"><text:span text:style-name="T38">631,25</text:span><text:span text:style-name="T18">10</text:span><text:span text:style-name="T37">=</text:span><text:span text:style-name="T37">100110111,1001110111</text:span><text:span text:style-name="T17">2</text:span><text:span text:style-name="T37">=277,9DC</text:span><text:span text:style-name="T17">16</text:span></text:p>
        </text:list-item>
        <text:list-item>
          <text:p text:style-name="P32"><text:span text:style-name="T38">10000,039</text:span><text:span text:style-name="T18">10</text:span><text:span text:style-name="T37">=</text:span><text:span text:style-name="T37">10011100011010,0000100111</text:span><text:span text:style-name="T17">2</text:span><text:span text:style-name="T37">=271A,09C</text:span></text:p>
        </text:list-item>
      </text:list>
      <text:p text:style-name="P11"><text:span text:style-name="T37"/></text:p>
      <text:p text:style-name="P10"><text:span text:style-name="T37">Ejercicio 1</text:span><text:span text:style-name="T37">4</text:span><text:span text:style-name="T37">.</text:span></text:p>
      <text:p text:style-name="P36">Convertir los siguientes números hexadecimales a sus binarios equivalentes:</text:p>
      <text:p text:style-name="P36"/>
      <text:list xml:id="list4039098977" text:style-name="L9">
        <text:list-item>
          <text:p text:style-name="P45"><text:span text:style-name="T49">B</text:span><text:span text:style-name="T29">16</text:span>=1011<text:span text:style-name="T13">2</text:span></text:p>
          <text:p text:style-name="P45">8 <text:s text:c="2"/>4 <text:s text:c="2"/>2 <text:s text:c="2"/>1 <text:s/>→ 8+2+1=11=B</text:p>
          <text:p text:style-name="P45">1 <text:s text:c="2"/>0 <text:s text:c="2"/>1 <text:s text:c="2"/>1 </text:p>
        </text:list-item>
        <text:list-item>
          <text:p text:style-name="P45"><text:span text:style-name="T49">1C</text:span><text:span text:style-name="T29">16</text:span>=11100<text:span text:style-name="T13">2</text:span></text:p>
        </text:list-item>
        <text:list-item>
          <text:p text:style-name="P45"><text:span text:style-name="T49">1F,C</text:span><text:span text:style-name="T29">16</text:span>=11111,11<text:span text:style-name="T13">2</text:span></text:p>
        </text:list-item>
        <text:list-item>
          <text:p text:style-name="P45"><text:span text:style-name="T49">239,4</text:span><text:span text:style-name="T29">16</text:span>=11101111,01<text:span text:style-name="T13">2</text:span></text:p>
        </text:list-item>
      </text:list>
      <text:p text:style-name="P42"/>
      <text:p text:style-name="P42"/>
      <text:p text:style-name="P10"><text:span text:style-name="T37">Ejercicio 1</text:span><text:span text:style-name="T37">5</text:span><text:span text:style-name="T37">.</text:span></text:p>
      <text:p text:style-name="P36">Convertir los siguientes números binarios a sus hexadecimales equivalentes:</text:p>
      <text:p text:style-name="P42"/>
      <text:list xml:id="list3920199710" text:style-name="L11">
        <text:list-item>
          <text:p text:style-name="P47"><text:span text:style-name="T49">1001,111</text:span><text:span text:style-name="T29">2</text:span>=9,E<text:span text:style-name="T13">16</text:span></text:p>
          <text:p text:style-name="P47"/>
          <text:p text:style-name="P47">Divido en grupos de 4 numeros y los paso a hexadecimales</text:p>
          <text:p text:style-name="P47">8 <text:s text:c="2"/>4 <text:s text:c="2"/>2 <text:s text:c="2"/>1 <text:s/>→ 8+1=9</text:p>
          <text:p text:style-name="P47">1 <text:s text:c="2"/>0 <text:s text:c="2"/>0 <text:s text:c="2"/>1</text:p>
          <text:p text:style-name="P47"/>
          <text:p text:style-name="P47">8 <text:s text:c="2"/>4 <text:s text:c="2"/>2 <text:s text:c="2"/>1 <text:s/>→ 8+4+2=14=E </text:p>
          <text:p text:style-name="P47">1 <text:s text:c="2"/>1 <text:s text:c="2"/>1 <text:s text:c="2"/>0</text:p>
          <text:p text:style-name="P47"/>
        </text:list-item>
        <text:list-item>
          <text:p text:style-name="P47"><text:span text:style-name="T49">110101,011001</text:span><text:span text:style-name="T29">2</text:span>=35,64<text:span text:style-name="T13">16</text:span></text:p>
        </text:list-item>
        <text:list-item>
          <text:p text:style-name="P47"><text:span text:style-name="T49">10000,1</text:span><text:span text:style-name="T29">2</text:span>=10,8<text:span text:style-name="T13">16</text:span></text:p>
        </text:list-item>
        <text:list-item>
          <text:p text:style-name="P47"><text:span text:style-name="T49">10000000,0000111</text:span><text:span text:style-name="T29">2</text:span>=80,0E<text:span text:style-name="T13">16</text:span></text:p>
        </text:list-item>
      </text:list>
      <text:p text:style-name="P42"/>
      <text:p text:style-name="P10"><text:span text:style-name="T37">Ejercicio 1</text:span><text:span text:style-name="T37">6</text:span><text:span text:style-name="T37">.</text:span></text:p>
      <text:p text:style-name="P36">Convertir los siguientes números hexadecimales a sus decimales equivalentes:</text:p>
      <text:p text:style-name="P42"/>
      <text:list xml:id="list1330523090" text:style-name="L12">
        <text:list-item>
          <text:p text:style-name="P41">C<text:span text:style-name="T13">16</text:span>=<text:span text:style-name="T32">1100</text:span><text:span text:style-name="T14">2</text:span><text:span text:style-name="T32">= 12</text:span><text:span text:style-name="T14">10</text:span></text:p>
          <text:p text:style-name="P48">Realizo lo mismo que en el ejercicio 12</text:p>
          <text:p text:style-name="P48">C=12 → 8 <text:s text:c="2"/>4 <text:s text:c="2"/>2 <text:s text:c="2"/>1</text:p>
          <text:list>
            <text:list-item>
              <text:list>
                <text:list-header>
                  <text:p text:style-name="P48"><text:s text:c="3"/>1 <text:s text:c="2"/>1 <text:s text:c="2"/>0 <text:s text:c="2"/>0</text:p>
                </text:list-header>
              </text:list>
            </text:list-item>
          </text:list>
        </text:list-item>
        <text:list-item>
          <text:p text:style-name="P41">9F<text:span text:style-name="T13">16</text:span>=<text:span text:style-name="T32">10011111</text:span><text:span text:style-name="T14">2 </text:span><text:span text:style-name="T32">= 159</text:span><text:span text:style-name="T14">10</text:span></text:p>
          <text:p text:style-name="P48">128 <text:s text:c="2"/>64 <text:s text:c="2"/>32 <text:s text:c="2"/>16 <text:s text:c="2"/>8 <text:s text:c="2"/>4 <text:s text:c="2"/>2 <text:s text:c="2"/>1</text:p>
          <text:p text:style-name="P48"><text:s text:c="2"/>1 <text:s text:c="5"/>0 <text:s text:c="4"/>0 <text:s text:c="4"/>1 <text:s text:c="3"/>1 <text:s text:c="2"/>1 <text:s text:c="2"/>1 <text:s text:c="2"/>1 <text:s/>→ 128+16+8+4+2+1= 159</text:p>
        </text:list-item>
        <text:list-item>
          <text:p text:style-name="P41">D52<text:span text:style-name="T13">16</text:span>=<text:span text:style-name="T32">110101010010</text:span><text:span text:style-name="T14">2</text:span><text:span text:style-name="T32">= 3410</text:span><text:span text:style-name="T14">10</text:span></text:p>
        </text:list-item>
        <text:list-item>
          <text:p text:style-name="P41">67E<text:span text:style-name="T13">16</text:span>=<text:span text:style-name="T32">11001111110</text:span><text:span text:style-name="T14">2</text:span><text:span text:style-name="T32">= 3324</text:span><text:span text:style-name="T14">10</text:span></text:p>
        </text:list-item>
        <text:list-item>
          <text:p text:style-name="P55"><text:span text:style-name="T10">ABCD</text:span><text:span text:style-name="T18">16</text:span><text:span text:style-name="T10">=</text:span><text:span text:style-name="T4">1010101111001101</text:span><text:span text:style-name="T20">2</text:span><text:span text:style-name="T4">= 43981</text:span><text:span text:style-name="T20">10</text:span><text:span text:style-name="T32">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MathJax Main" svg:font-family="'MathJax Main'"/>
    <style:font-face style:name="arial" svg:font-family="arial, verdana, helvetica, sans-serif"/>
    <style:font-face style:name="Atavyros" svg:font-family="Atavyro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Unifon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Unifon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uente_20_de_20_párrafo_20_predeter." style:display-name="Fuente de párrafo predeter.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9-26T18:53:00Z</meta:creation-date>
    <dc:date>2019-10-04T17:00:32.761554858</dc:date>
    <meta:editing-cycles>29</meta:editing-cycles>
    <meta:editing-duration>PT2H5M3S</meta:editing-duration>
    <meta:document-statistic meta:table-count="0" meta:image-count="0" meta:object-count="0" meta:page-count="5" meta:paragraph-count="157" meta:word-count="749" meta:character-count="4322" meta:non-whitespace-character-count="3275"/>
    <meta:template xlink:type="simple" xlink:actuate="onRequest" xlink:title="" xlink:href="../EjerciciosFicha1.odt/Normal"/>
  </office:meta>
</office:document-meta>
</file>